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Ingredients">
      <style:text-properties officeooo:paragraph-rsid="0045a37f"/>
    </style:style>
    <style:style style:name="P7" style:family="paragraph" style:parent-style-name="Quotations">
      <style:text-properties officeooo:paragraph-rsid="003efcad"/>
    </style:style>
    <style:style style:name="P8" style:family="paragraph" style:parent-style-name="Standard">
      <style:text-properties officeooo:paragraph-rsid="0048a47f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ElaborationsContainers">
      <style:text-properties style:text-underline-style="none"/>
    </style:style>
    <style:style style:name="P12" style:family="paragraph" style:parent-style-name="ElaborationsContainers" style:list-style-name="">
      <style:text-properties style:text-underline-style="none" officeooo:rsid="004c7ce8" officeooo:paragraph-rsid="004c7ce8"/>
    </style:style>
    <style:style style:name="P13" style:family="paragraph" style:parent-style-name="ElaborationsSteps">
      <style:text-properties officeooo:rsid="00514dfe" officeooo:paragraph-rsid="00514dfe"/>
    </style:style>
    <style:style style:name="P14" style:family="paragraph" style:parent-style-name="Heading_20_2">
      <style:text-properties officeooo:rsid="0045a37f" officeooo:paragraph-rsid="0045a37f"/>
    </style:style>
    <style:style style:name="T1" style:family="text">
      <style:text-properties officeooo:rsid="000e3919"/>
    </style:style>
    <style:style style:name="T2" style:family="text">
      <style:text-properties officeooo:rsid="0040c293"/>
    </style:style>
    <style:style style:name="T3" style:family="text">
      <style:text-properties style:font-name="Times New Roman" officeooo:rsid="0022e81f" style:language-complex="ar" style:country-complex="SA"/>
    </style:style>
    <style:style style:name="T4" style:family="text">
      <style:text-properties style:font-name="Times New Roman" officeooo:rsid="0042e706" style:language-complex="ar" style:country-complex="S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4540ba"/>
    </style:style>
    <style:style style:name="T7" style:family="text">
      <style:text-properties officeooo:rsid="004d9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__TITLE__</text:p>
      <text:p text:style-name="P7">__DATETIME__</text:p>
      <text:p text:style-name="P8"><text:span text:style-name="T6">__CONTENT__</text:span><text:span text:style-name="T5">Styles</text:span> to remove</text:p>
      <text:h text:style-name="Heading_20_1" text:outline-level="1">St<text:span text:style-name="T2">yles</text:span></text:h>
      <text:h text:style-name="P14" text:outline-level="2">Paragraph styles</text:h>
      <text:p text:style-name="P6"><text:span text:style-name="T3">__</text:span><text:span text:style-name="T4">INGREDIENTS__</text:span></text:p>
      <text:list xml:id="list3462337277" text:style-name="List_20_4">
        <text:list-item>
          <text:h text:style-name="P11" text:outline-level="1">Elaborations Containers<text:span text:style-name="T7">lia hjrpioqjrwe ñlakj fñdfdlkajnñ afdsfdslkaj ñfdslkaskja ñfdslkaskja ñlkdslñkaj ñflkadjs ñlksjnñzlk</text:span></text:h>
        </text:list-item>
      </text:list>
      <text:h text:style-name="P12" text:outline-level="1"/>
      <text:list xml:id="list2539639354" text:style-name="Numbering_20_123">
        <text:list-item>
          <text:h text:style-name="ElaborationsSteps" text:outline-level="1">Elaborations Steps<text:span text:style-name="T7">lkadsjn ñlkfdsa ñlkj fadsñlkajd fñalksdj ñaflkj dsñdskaj sñdlñkaj fñladslkaj ñfsfdslñkakj ñals</text:span></text:h>
        </text:list-item>
        <text:list-item>
          <text:h text:style-name="P13" text:outline-level="1">Fa</text:h>
        </text:list-item>
        <text:list-item>
          <text:h text:style-name="P13" text:outline-level="1">Dafg</text:h>
        </text:list-item>
        <text:list-item>
          <text:h text:style-name="P13" text:outline-level="1">Adsf</text:h>
        </text:list-item>
        <text:list-item>
          <text:h text:style-name="P13" text:outline-level="1">Afd</text:h>
        </text:list-item>
        <text:list-item>
          <text:h text:style-name="P13" text:outline-level="1">Awer</text:h>
        </text:list-item>
        <text:list-item>
          <text:h text:style-name="P13" text:outline-level="1">Rterwt</text:h>
        </text:list-item>
        <text:list-item>
          <text:h text:style-name="P13" text:outline-level="1">Asert</text:h>
        </text:list-item>
        <text:list-item>
          <text:h text:style-name="P13" text:outline-level="1">Srg</text:h>
        </text:list-item>
        <text:list-item>
          <text:h text:style-name="P13" text:outline-level="1">Fdfds</text:h>
        </text:list-item>
        <text:list-item>
          <text:h text:style-name="P13" text:outline-level="1">ggdfs</text:h>
        </text:list-item>
      </text:list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1">Probe</text:p>
          </table:table-cell>
          <table:table-cell table:style-name="Tabla1.A1" office:value-type="string">
            <text:p text:style-name="P1">Probe</text:p>
          </table:table-cell>
          <table:table-cell table:style-name="Tabla1.A1" office:value-type="string">
            <text:p text:style-name="P1">Probe</text:p>
          </table:table-cell>
          <table:table-cell table:style-name="Tabla1.D1" office:value-type="string">
            <text:p text:style-name="P1">Probe</text:p>
          </table:table-cell>
        </table:table-row>
        <table:table-row table:style-name="Tabla1.1"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3</text:p>
          </table:table-cell>
          <table:table-cell table:style-name="Tabla1.D2" office:value-type="string">
            <text:p text:style-name="P3">4</text:p>
          </table:table-cell>
        </table:table-row>
        <table:table-row table:style-name="Tabla1.1"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7</text:p>
          </table:table-cell>
          <table:table-cell table:style-name="Tabla1.D2" office:value-type="string">
            <text:p text:style-name="P3">8</text:p>
          </table:table-cell>
        </table:table-row>
        <table:table-row table:style-name="Tabla1.1">
          <table:table-cell table:style-name="Tabla1.A2" office:value-type="string">
            <text:p text:style-name="P3">9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11</text:p>
          </table:table-cell>
          <table:table-cell table:style-name="Tabla1.D2" office:value-type="string">
            <text:p text:style-name="P3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">Probe</text:p>
          </table:table-cell>
          <table:table-cell table:style-name="Tabla2.A1" office:value-type="string">
            <text:p text:style-name="P2">Probe</text:p>
          </table:table-cell>
          <table:table-cell table:style-name="Tabla2.A1" office:value-type="string">
            <text:p text:style-name="P2">Probe</text:p>
          </table:table-cell>
          <table:table-cell table:style-name="Tabla2.D1" office:value-type="string">
            <text:p text:style-name="P2">Probe</text:p>
          </table:table-cell>
        </table:table-row>
        <table:table-row table:style-name="Tabla2.1">
          <table:table-cell table:style-name="Tabla2.A2" office:value-type="string">
            <text:p text:style-name="P4">1</text:p>
          </table:table-cell>
          <table:table-cell table:style-name="Tabla2.B2" office:value-type="string">
            <text:p text:style-name="P4">2</text:p>
          </table:table-cell>
          <table:table-cell table:style-name="Tabla2.B2" office:value-type="string">
            <text:p text:style-name="P4">3</text:p>
          </table:table-cell>
          <table:table-cell table:style-name="Tabla2.D2" office:value-type="string">
            <text:p text:style-name="P4">4</text:p>
          </table:table-cell>
        </table:table-row>
        <table:table-row table:style-name="Tabla2.1">
          <table:table-cell table:style-name="Tabla2.A2" office:value-type="string">
            <text:p text:style-name="P4">5</text:p>
          </table:table-cell>
          <table:table-cell table:style-name="Tabla2.B2" office:value-type="string">
            <text:p text:style-name="P4">6</text:p>
          </table:table-cell>
          <table:table-cell table:style-name="Tabla2.B2" office:value-type="string">
            <text:p text:style-name="P4">7</text:p>
          </table:table-cell>
          <table:table-cell table:style-name="Tabla2.D2" office:value-type="string">
            <text:p text:style-name="P4">8</text:p>
          </table:table-cell>
        </table:table-row>
        <table:table-row table:style-name="Tabla2.1">
          <table:table-cell table:style-name="Tabla2.A2" office:value-type="string">
            <text:p text:style-name="P4">9</text:p>
          </table:table-cell>
          <table:table-cell table:style-name="Tabla2.B2" office:value-type="string">
            <text:p text:style-name="P4">10</text:p>
          </table:table-cell>
          <table:table-cell table:style-name="Tabla2.B2" office:value-type="string">
            <text:p text:style-name="P4">11</text:p>
          </table:table-cell>
          <table:table-cell table:style-name="Tabla2.D2" office:value-type="string">
            <text:p text:style-name="P4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2">Probe</text:p>
          </table:table-cell>
          <table:table-cell table:style-name="Tabla3.A1" office:value-type="string">
            <text:p text:style-name="P2">Probe</text:p>
          </table:table-cell>
          <table:table-cell table:style-name="Tabla3.A1" office:value-type="string">
            <text:p text:style-name="P2">Probe</text:p>
          </table:table-cell>
          <table:table-cell table:style-name="Tabla3.D1" office:value-type="string">
            <text:p text:style-name="P2">Probe</text:p>
          </table:table-cell>
        </table:table-row>
        <table:table-row table:style-name="Tabla3.1">
          <table:table-cell table:style-name="Tabla3.A2" office:value-type="string">
            <text:p text:style-name="P4">1</text:p>
          </table:table-cell>
          <table:table-cell table:style-name="Tabla3.B2" office:value-type="string">
            <text:p text:style-name="P4">2</text:p>
          </table:table-cell>
          <table:table-cell table:style-name="Tabla3.B2" office:value-type="string">
            <text:p text:style-name="P4">3</text:p>
          </table:table-cell>
          <table:table-cell table:style-name="Tabla3.D2" office:value-type="string">
            <text:p text:style-name="P4">4</text:p>
          </table:table-cell>
        </table:table-row>
        <text:soft-page-break/>
        <table:table-row table:style-name="Tabla3.1">
          <table:table-cell table:style-name="Tabla3.A3" office:value-type="string">
            <text:p text:style-name="P4">5</text:p>
          </table:table-cell>
          <table:table-cell table:style-name="Tabla3.B3" office:value-type="string">
            <text:p text:style-name="P4">6</text:p>
          </table:table-cell>
          <table:table-cell table:style-name="Tabla3.B3" office:value-type="string">
            <text:p text:style-name="P4">7</text:p>
          </table:table-cell>
          <table:table-cell table:style-name="Tabla3.D3" office:value-type="string">
            <text:p text:style-name="P4">8</text:p>
          </table:table-cell>
        </table:table-row>
        <table:table-row table:style-name="Tabla3.1">
          <table:table-cell table:style-name="Tabla3.A2" office:value-type="string">
            <text:p text:style-name="P4">9</text:p>
          </table:table-cell>
          <table:table-cell table:style-name="Tabla3.B2" office:value-type="string">
            <text:p text:style-name="P4">10</text:p>
          </table:table-cell>
          <table:table-cell table:style-name="Tabla3.B2" office:value-type="string">
            <text:p text:style-name="P4">11</text:p>
          </table:table-cell>
          <table:table-cell table:style-name="Tabla3.D2" office:value-type="string">
            <text:p text:style-name="P4">12</text:p>
          </table:table-cell>
        </table:table-row>
        <table:table-row table:style-name="Tabla3.1">
          <table:table-cell table:style-name="Tabla3.A5" office:value-type="string">
            <text:p text:style-name="P5">Total</text:p>
          </table:table-cell>
          <table:table-cell table:style-name="Tabla3.A5" office:value-type="string">
            <text:p text:style-name="P5">18</text:p>
          </table:table-cell>
          <table:table-cell table:style-name="Tabla3.A5" office:value-type="string">
            <text:p text:style-name="P5">21</text:p>
          </table:table-cell>
          <table:table-cell table:style-name="Tabla3.D5" office:value-type="string">
            <text:p text:style-name="P5">24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Ingredients" style:family="paragraph" style:auto-update="true" style:default-outline-level="" style:master-page-name="">
      <loext:graphic-properties draw:fill="solid" draw:fill-color="#ffff99"/>
      <style:paragraph-properties fo:margin-left="1.499cm" fo:margin-right="1.499cm" fo:margin-top="0cm" fo:margin-bottom="0cm" style:contextual-spacing="true" fo:text-align="justify" style:justify-single-word="false" fo:orphans="0" fo:widows="0" fo:text-indent="0cm" style:auto-text-indent="false" style:page-number="auto" fo:background-color="#ffff99" fo:padding="0.494cm" fo:border="0.99pt solid #000001" style:shadow="#808080 0.18cm 0.18cm" style:writing-mode="lr-tb">
        <style:tab-stops/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Arial" style:font-family-asian="Arial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/>
    </style:style>
    <style:style style:name="ElaborationsContainers" style:family="paragraph" style:parent-style-name="Standard" style:auto-update="true" style:default-outline-level="1" style:list-style-name="List_20_4" style:master-page-name="">
      <style:paragraph-properties fo:margin-left="0.801cm" fo:margin-right="0cm" fo:margin-top="0.199cm" fo:margin-bottom="0.199cm" style:contextual-spacing="true" fo:text-indent="-0.499cm" style:auto-text-indent="false" style:page-number="auto" text:number-lines="true" text:line-number="1">
        <style:tab-stops/>
      </style:paragraph-properties>
    </style:style>
    <style:style style:name="ElaborationsSteps" style:family="paragraph" style:parent-style-name="Standard" style:auto-update="true" style:default-outline-level="1" style:list-style-name="Numbering_20_123">
      <style:paragraph-properties fo:margin-left="1cm" fo:margin-right="0cm" fo:margin-top="0.101cm" fo:margin-bottom="0.101cm" style:contextual-spacing="false" fo:text-indent="-0.7cm" style:auto-text-indent="false" text:number-lines="true" text:line-number="1">
        <style:tab-stops>
          <style:tab-stop style:position="0.7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4M40S</meta:editing-duration>
    <dc:description/>
    <dc:title>Informe de patrimonio</dc:title>
    <dc:subject>Este informe está generado automáticamente en Xulpymoney</dc:subject>
    <meta:initial-creator>Xulpymoney-0.10.9999</meta:initial-creator>
    <meta:keyword/>
    <meta:creation-date>2019-12-09T08:15:56</meta:creation-date>
    <meta:generator>LibreOffice/7.3.7.2$Linux_X86_64 LibreOffice_project/30$Build-2</meta:generator>
    <dc:date>2022-12-07T12:40:45.373034391</dc:date>
    <meta:editing-cycles>56</meta:editing-cycles>
    <meta:document-statistic meta:table-count="3" meta:image-count="0" meta:object-count="0" meta:page-count="2" meta:paragraph-count="76" meta:word-count="119" meta:character-count="573" meta:non-whitespace-character-count="536"/>
  </office:meta>
</office:document-meta>
</file>